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ondition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cc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entist</text:p>
          </table:table-cell>
          <table:table-cell office:value-type="float" office:value="0.201394434565597" calcext:value-type="float">
            <text:p>0.2013944346</text:p>
          </table:table-cell>
          <table:table-cell table:formula="of:=AVERAGE([.D2:.D6])" office:value-type="float" office:value="0.228560842128162" calcext:value-type="float">
            <text:p>0.2285608421</text:p>
          </table:table-cell>
          <table:table-cell table:formula="of:=STDEV([.D2:.D6])" office:value-type="float" office:value="0.0762654654524403" calcext:value-type="float">
            <text:p>0.0762654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garage</text:p>
          </table:table-cell>
          <table:table-cell office:value-type="float" office:value="0.197452250407045" calcext:value-type="float">
            <text:p>0.19745225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hawaii</text:p>
          </table:table-cell>
          <table:table-cell office:value-type="float" office:value="0.354535556336441" calcext:value-type="float">
            <text:p>0.35453555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hopping</text:p>
          </table:table-cell>
          <table:table-cell office:value-type="float" office:value="0.235933990279777" calcext:value-type="float">
            <text:p>0.23593399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login</text:p>
          </table:table-cell>
          <table:table-cell office:value-type="float" office:value="0.15348797905195" calcext:value-type="float">
            <text:p>0.15348797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dentist</text:p>
          </table:table-cell>
          <table:table-cell office:value-type="float" office:value="0.223551404228568" calcext:value-type="float">
            <text:p>0.2235514042</text:p>
          </table:table-cell>
          <table:table-cell table:formula="of:=AVERAGE([.D7:.D11])" office:value-type="float" office:value="0.252106190832419" calcext:value-type="float">
            <text:p>0.2521061908</text:p>
          </table:table-cell>
          <table:table-cell table:formula="of:=STDEV([.D7:.D11])" office:value-type="float" office:value="0.0820573560820238" calcext:value-type="float">
            <text:p>0.08205735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garage</text:p>
          </table:table-cell>
          <table:table-cell office:value-type="float" office:value="0.248568437091593" calcext:value-type="float">
            <text:p>0.24856843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hawaii</text:p>
          </table:table-cell>
          <table:table-cell office:value-type="float" office:value="0.278429218729749" calcext:value-type="float">
            <text:p>0.278429218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shopping</text:p>
          </table:table-cell>
          <table:table-cell office:value-type="float" office:value="0.367676797486709" calcext:value-type="float">
            <text:p>0.36767679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rwin</text:p>
          </table:table-cell>
          <table:table-cell office:value-type="string" calcext:value-type="string">
            <text:p>login</text:p>
          </table:table-cell>
          <table:table-cell office:value-type="float" office:value="0.142305096625477" calcext:value-type="float">
            <text:p>0.142305096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dentist</text:p>
          </table:table-cell>
          <table:table-cell office:value-type="float" office:value="0.314644673626567" calcext:value-type="float">
            <text:p>0.3146446736</text:p>
          </table:table-cell>
          <table:table-cell table:formula="of:=AVERAGE([.D12:.D16])" office:value-type="float" office:value="0.282933916759264" calcext:value-type="float">
            <text:p>0.2829339168</text:p>
          </table:table-cell>
          <table:table-cell table:formula="of:=STDEV([.D12:.D16])" office:value-type="float" office:value="0.0772981507948601" calcext:value-type="float">
            <text:p>0.0772981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garage</text:p>
          </table:table-cell>
          <table:table-cell office:value-type="float" office:value="0.327187237829225" calcext:value-type="float">
            <text:p>0.327187237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hawaii</text:p>
          </table:table-cell>
          <table:table-cell office:value-type="float" office:value="0.18145775623272" calcext:value-type="float">
            <text:p>0.181457756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hopping</text:p>
          </table:table-cell>
          <table:table-cell office:value-type="float" office:value="0.223880336121423" calcext:value-type="float">
            <text:p>0.223880336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login</text:p>
          </table:table-cell>
          <table:table-cell office:value-type="float" office:value="0.367499579986383" calcext:value-type="float">
            <text:p>0.367499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14:09:21.908500589</dc:date>
    <dc:creator>Herwin Welbergen</dc:creator>
    <meta:document-statistic meta:table-count="1" meta:cell-count="69" meta:object-count="0"/>
    <meta:generator>LibreOffice/4.2.7.2$Linux_X86_64 LibreOffice_project/420m0$Build-2</meta:generator>
  </office:meta>
</office:document-meta>
</file>